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hapter 5. Spark SQL and DataFrames: Interacting with External Data Sources</text:h>
      <text:p text:style-name="Standard">In this chapter, we will focus on how Spark SQL interfaces with external components.</text:p>
      <text:p text:style-name="Standard"/>
      <text:list xml:id="list1290541535" text:style-name="L1">
        <text:list-item>
          <text:p text:style-name="P1">Use user-defined functions for both Apache Hive and Apache Spark.</text:p>
        </text:list-item>
        <text:list-item>
          <text:p text:style-name="P1">Connect with external data sources such as JDBC and SQL databases, PostgreSQL, MySQL, Tableau, Azure Cosmos DB, and MS SQL Server.</text:p>
        </text:list-item>
        <text:list-item>
          <text:p text:style-name="P1">Work with simple and complex types, higher-order functions, and common relational operators.</text:p>
        </text:list-item>
      </text:list>
      <text:h text:style-name="Heading_20_1" text:outline-level="1">Spark SQL and Apache Hive</text:h>
      <text:p text:style-name="Standard">Spark SQL is a foundational component of Apache Spark that integrates relational processing with Spark’s functional programming API</text:p>
      <text:p text:style-name="Standard"/>
      <text:p text:style-name="Standard"/>
      <text:h text:style-name="Heading_20_1" text:outline-level="1">Common DataFrames and Spark SQL Operations</text:h>
      <text:list xml:id="list3724203088" text:style-name="L2">
        <text:list-item>
          <text:p text:style-name="P2">Aggregate functions</text:p>
        </text:list-item>
        <text:list-item>
          <text:p text:style-name="P2">Collection functions</text:p>
        </text:list-item>
        <text:list-item>
          <text:p text:style-name="P2">Datetime functions</text:p>
        </text:list-item>
        <text:list-item>
          <text:p text:style-name="P2">Math functions</text:p>
        </text:list-item>
        <text:list-item>
          <text:p text:style-name="P2">Miscellaneous functions</text:p>
        </text:list-item>
        <text:list-item>
          <text:p text:style-name="P2">Non-aggregate functions</text:p>
        </text:list-item>
        <text:list-item>
          <text:p text:style-name="P2">Sorting functions</text:p>
        </text:list-item>
        <text:list-item>
          <text:p text:style-name="P2">String functions</text:p>
        </text:list-item>
        <text:list-item>
          <text:p text:style-name="P2">UDF functions</text:p>
        </text:list-item>
        <text:list-item>
          <text:p text:style-name="P2">Window functions</text:p>
        </text:list-item>
      </text:list>
      <text:p text:style-name="Text_20_body">Within this chapter, we will focus on the following common relational operations:</text:p>
      <text:list xml:id="list2766444398" text:style-name="L3">
        <text:list-item>
          <text:p text:style-name="P3">Unions and joins</text:p>
        </text:list-item>
        <text:list-item>
          <text:p text:style-name="P3">Windowing</text:p>
        </text:list-item>
        <text:list-item>
          <text:p text:style-name="P3">Modifications</text:p>
        </text:list-item>
      </text:list>
      <text:h text:style-name="Heading_20_2" text:outline-level="2"><text:soft-page-break/>Windowing</text:h>
      <text:p text:style-name="Standard">A <text:a xlink:type="simple" xlink:href="https://oreil.ly/PV7si" text:style-name="Internet_20_link" text:visited-style-name="Visited_20_Internet_20_Link">window function</text:a> uses values from the rows in a window (a range of input rows) to return a set of values, typically in the form of another row. With window functions, it is possible to operate on a group of rows while still returning a single value for every input row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20:40:00.901661693</meta:creation-date>
    <dc:date>2021-05-10T13:37:36.061681838</dc:date>
    <meta:editing-duration>PT29M40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2" meta:paragraph-count="24" meta:word-count="203" meta:character-count="1237" meta:non-whitespace-character-count="1074"/>
  </office:meta>
</office:document-meta>
</file>